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ol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40" calcext:value-type="float">
            <text:p>740</text:p>
          </table:table-cell>
          <table:table-cell office:value-type="float" office:value="900" calcext:value-type="float">
            <text:p>900</text:p>
          </table:table-cell>
          <table:table-cell office:value-type="float" office:value="1070" calcext:value-type="float">
            <text:p>1070</text:p>
          </table:table-cell>
          <table:table-cell office:value-type="float" office:value="930" calcext:value-type="float">
            <text:p>930</text:p>
          </table:table-cell>
          <table:table-cell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float" office:value="930" calcext:value-type="float">
            <text:p>930</text:p>
          </table:table-cell>
          <table:table-cell office:value-type="float" office:value="650" calcext:value-type="float">
            <text:p>65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60" calcext:value-type="float">
            <text:p>960</text:p>
          </table:table-cell>
          <table:table-cell office:value-type="float" office:value="940" calcext:value-type="float">
            <text:p>940</text:p>
          </table:table-cell>
          <table:table-cell office:value-type="float" office:value="960" calcext:value-type="float">
            <text:p>960</text:p>
          </table:table-cell>
          <table:table-cell office:value-type="float" office:value="940" calcext:value-type="float">
            <text:p>940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  <table:table-cell office:value-type="float" office:value="900" calcext:value-type="float">
            <text:p>900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office:value-type="float" office:value="790" calcext:value-type="float">
            <text:p>790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office:value-type="float" office:value="760" calcext:value-type="float">
            <text:p>7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880" calcext:value-type="float">
            <text:p>88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860" calcext:value-type="float">
            <text:p>860</text:p>
          </table:table-cell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 office:value-type="float" office:value="880" calcext:value-type="float">
            <text:p>880</text:p>
          </table:table-cell>
          <table:table-cell office:value-type="float" office:value="910" calcext:value-type="float">
            <text:p>910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  <table:table-cell office:value-type="float" office:value="890" calcext:value-type="float">
            <text:p>890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 office:value-type="float" office:value="720" calcext:value-type="float">
            <text:p>720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780" calcext:value-type="float">
            <text:p>780</text:p>
          </table:table-cell>
          <table:table-cell office:value-type="float" office:value="890" calcext:value-type="float">
            <text:p>890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office:value-type="float" office:value="810" calcext:value-type="float">
            <text:p>81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70" calcext:value-type="float">
            <text:p>870</text:p>
          </table:table-cell>
          <table:table-cell table:number-columns-repeated="92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16" calcext:value-type="float">
            <text:p>816</text:p>
          </table:table-cell>
          <table:table-cell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office:value-type="float" office:value="682" calcext:value-type="float">
            <text:p>682</text:p>
          </table:table-cell>
          <table:table-cell office:value-type="float" office:value="711" calcext:value-type="float">
            <text:p>711</text:p>
          </table:table-cell>
          <table:table-cell office:value-type="float" office:value="611" calcext:value-type="float">
            <text:p>611</text:p>
          </table:table-cell>
          <table:table-cell office:value-type="float" office:value="599" calcext:value-type="float">
            <text:p>599</text:p>
          </table:table-cell>
          <table:table-cell office:value-type="float" office:value="1051" calcext:value-type="float">
            <text:p>1051</text:p>
          </table:table-cell>
          <table:table-cell office:value-type="float" office:value="781" calcext:value-type="float">
            <text:p>781</text:p>
          </table:table-cell>
          <table:table-cell office:value-type="float" office:value="578" calcext:value-type="float">
            <text:p>578</text:p>
          </table:table-cell>
          <table:table-cell office:value-type="float" office:value="796" calcext:value-type="float">
            <text:p>796</text:p>
          </table:table-cell>
          <table:table-cell office:value-type="float" office:value="774" calcext:value-type="float">
            <text:p>774</text:p>
          </table:table-cell>
          <table:table-cell office:value-type="float" office:value="820" calcext:value-type="float">
            <text:p>820</text:p>
          </table:table-cell>
          <table:table-cell office:value-type="float" office:value="772" calcext:value-type="float">
            <text:p>772</text:p>
          </table:table-cell>
          <table:table-cell office:value-type="float" office:value="696" calcext:value-type="float">
            <text:p>696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797" calcext:value-type="float">
            <text:p>797</text:p>
          </table:table-cell>
          <table:table-cell office:value-type="float" office:value="851" calcext:value-type="float">
            <text:p>851</text:p>
          </table:table-cell>
          <table:table-cell office:value-type="float" office:value="809" calcext:value-type="float">
            <text:p>809</text:p>
          </table:table-cell>
          <table:table-cell office:value-type="float" office:value="723" calcext:value-type="float">
            <text:p>7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1</text:p>
          </table:table-cell>
          <table:table-cell table:formula="of:=COM.MICROSOFT.STDEV.S([.$A1:.$AMJ1])^2" office:value-type="float" office:value="6242.66666666668" calcext:value-type="float">
            <text:p>6242.66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2</text:p>
          </table:table-cell>
          <table:table-cell table:formula="of:=COM.MICROSOFT.STDEV.S([.$A2:.$AMJ2])^2" office:value-type="float" office:value="11473.5415019763" calcext:value-type="float">
            <text:p>11473.54150197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1</text:p>
          </table:table-cell>
          <table:table-cell table:formula="of:=COUNT([.$A1:.$AMJ1])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2</text:p>
          </table:table-cell>
          <table:table-cell table:formula="of:=COUNT([.$A2:.$AMJ2])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-value</text:p>
          </table:table-cell>
          <table:table-cell table:formula="of:=COM.MICROSOFT.T.TEST([.$A1:.$AMJ1];[.$A2:.$AMJ2];2;3)" office:value-type="float" office:value="0.000362535697596304" calcext:value-type="float">
            <text:p>0.00036253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</text:p>
          </table:table-cell>
          <table:table-cell table:formula="of:=(var1/size1 + var2/size2)^2" office:value-type="float" office:value="315031.08178437" calcext:value-type="float">
            <text:p>315031.081784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om</text:p>
          </table:table-cell>
          <table:table-cell table:formula="of:=(var1/size1)^2 / (size1-1) + (var2/size2)^2 / (size2-1)" office:value-type="float" office:value="11350.7715265558" calcext:value-type="float">
            <text:p>11350.7715265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</text:p>
          </table:table-cell>
          <table:table-cell table:formula="of:=[.B9]/[.B10]" office:value-type="float" office:value="27.7541558340186" calcext:value-type="float">
            <text:p>27.754155834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ize1" table:base-cell-address="$sol.$B$5" table:cell-range-address="$sol.$B$5"/>
        <table:named-range table:name="size2" table:base-cell-address="$sol.$B$6" table:cell-range-address="$sol.$B$6"/>
        <table:named-range table:name="var1" table:base-cell-address="$sol.$B$3" table:cell-range-address="$sol.$B$3"/>
        <table:named-range table:name="var2" table:base-cell-address="$sol.$B$4" table:cell-range-address="$sol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l" style:display-name="PageStyle_s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Yan Li</dc:creator>
    <meta:creation-date>2016-03-21T00:21:21</meta:creation-date>
    <dc:date>2016-03-20T17:35:10.707268000</dc:date>
    <meta:generator>LibreOffice/5.0.5.2$MacOSX_X86_64 LibreOffice_project/55b006a02d247b5f7215fc6ea0fde844b30035b3</meta:generator>
    <meta:editing-duration>PT13M32S</meta:editing-duration>
    <meta:editing-cycles>1</meta:editing-cycles>
    <meta:document-statistic meta:table-count="1" meta:cell-count="1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